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9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7804"/>
    </style:style>
    <style:style style:name="ce2" style:family="table-cell" style:parent-style-name="Default">
      <style:table-cell-properties fo:background-color="#b47804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1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4000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Чек лит для сайту 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1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тестування для сайту <text:a xlink:href="https://bezbrendu.com/" xlink:type="simple">https://bezbrendu.com/</text:a></text:p>
          </table:table-cell>
          <table:table-cell table:style-name="Default" table:number-columns-repeated="2"/>
          <table:table-cell table:style-name="ce11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>
            <text:p>Функціональне тестування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Перевірити швидкість завантаження сторінок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реєстрацію на сайті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авторизацію на сайті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клікабельність кнопок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Перевірити на наявність пошукового поля і його розміщення.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зручність користування пошуком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на написання в пошуку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на відображення запитів при написанні перших головних букв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наявність розширеного пошуку при необхідності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Перевірити на відображення блоків, їх коректність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кнопки і блоки на оптимальний розмір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Перевірити фільтри при виборі товару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клікабельність головних <text:s/>кнопки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наявність контаків магазину в шапці сайту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Т<text:span text:style-name="T1">ЕСТУВАННЯ БЕЗПЕКИ</text:span>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Перевірити чи можна увійти з старим паролем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чи конфідиційна інформація прихована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Перевірити, чи пароль прихований на сторінках авторизації та відновлення облікового запису.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ТЕСТУВАННЯ ЮЗАБІЛІТІ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Перевірити текст на наявність абзаців, підзаголовків, легкість читання.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чи колір шрифту не зливається з фоном.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чи числа в тексті написані цифрами.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шрифт для всіх сторінок на сайті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читання шрифту при будь-якому масштабі сторінки. <text:s/>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Перевірити посилання на оптимальну довжину і стандартний зовнішній вигляд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Перевірити розташування логотипу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клікабельність логотипу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на наявність кнопки вгору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>
            <text:p>Зворотній зв’язок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Перевірити на написання контактних даних в текстовому режимі.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чи на сторінці “Контакти” можно скопіювати дані.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чи контактні данні розміщенні в зручній частині сайту.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на наявність “Швидкого зв’язку”.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чи є номера телефонів для звязку.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наявність поштової адреси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на наявність графіка роботи </text:p>
          </table:table-cell>
          <table:table-cell table:style-name="ce5" office:value-type="string" calcext:value-type="string">
            <text:p>Fail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наявність посилання <text:s/>на соцмережі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ення місце розташування магазину на карті 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Перевірити що товар містить фото, назву, ціну і кнопку замовити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Перевірити легко доступність сторінок “Умови оплати”, “Умови доставки”, “Контакти”.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на наявність посилання на рекомендований товар.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>
            <text:p>Якість зображення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Перевірити якість зображення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чи зображення одинакові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чи фото відповідає опису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КРОСПЛАТФОРМНЕ ТЕСТУВАННЯ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8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Перевірити відображення сайту в браузері Google Chrome </text:p>
          </table:table-cell>
          <table:table-cell table:style-name="ce5" office:value-type="string" calcext:value-type="string">
            <text:p>Fail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відображення сайту в браузері <text:s/>Microsoft Edge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адаптивність під мобільний пристрій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вірити розташування меню в мобільній версії </text:p>
          </table:table-cell>
          <table:table-cell office:value-type="string" calcext:value-type="string">
            <text:p>Passed</text:p>
          </table:table-cell>
          <table:table-cell table:number-columns-repeated="4"/>
        </table:table-row>
        <table:table-row table:style-name="ro1" table:number-rows-repeated="3">
          <table:table-cell table:style-name="ce11" table:number-columns-repeated="2"/>
          <table:table-cell table:number-columns-repeated="4"/>
        </table:table-row>
        <table:table-row table:style-name="ro3">
          <table:table-cell table:style-name="ce12"/>
          <table:table-cell table:style-name="ce11"/>
          <table:table-cell table:number-columns-repeated="4"/>
        </table:table-row>
        <table:table-row table:style-name="ro1" table:number-rows-repeated="5">
          <table:table-cell table:style-name="ce11" table:number-columns-repeated="2"/>
          <table:table-cell table:number-columns-repeated="4"/>
        </table:table-row>
        <table:table-row table:style-name="ro3">
          <table:table-cell table:style-name="ce11"/>
          <table:table-cell table:style-name="ce15"/>
          <table:table-cell table:number-columns-repeated="4"/>
        </table:table-row>
        <table:table-row table:style-name="ro1" table:number-rows-repeated="5">
          <table:table-cell table:style-name="ce11" table:number-columns-repeated="2"/>
          <table:table-cell table:number-columns-repeated="4"/>
        </table:table-row>
        <table:table-row table:style-name="ro3">
          <table:table-cell table:style-name="ce12"/>
          <table:table-cell table:style-name="ce11"/>
          <table:table-cell table:number-columns-repeated="4"/>
        </table:table-row>
        <table:table-row table:style-name="ro1" table:number-rows-repeated="4">
          <table:table-cell table:style-name="ce11" table:number-columns-repeated="2"/>
          <table:table-cell table:number-columns-repeated="4"/>
        </table:table-row>
        <table:table-row table:style-name="ro1">
          <table:table-cell table:style-name="ce11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uk" fo:country="U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8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8" number:language="uk" number:country="UA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8P0"/>
    </number:number-style>
    <number:number-style style:name="N10109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9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9P0"/>
    </number:number-style>
    <number:number-style style:name="N10111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1" number:language="uk" number:country="UA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1P0"/>
    </number:number-style>
    <number:number-style style:name="N10112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2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2P0"/>
    </number:number-style>
    <number:date-style style:name="N10113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10114" number:language="uk" number:country="UA">
      <number:day number:style="long"/>
      <number:text>.</number:text>
      <number:month number:textual="true"/>
    </number:date-style>
    <number:date-style style:name="N10115" number:language="uk" number:country="UA">
      <number:month number:textual="true"/>
      <number:text>.</number:text>
      <number:year/>
    </number:date-style>
    <number:time-style style:name="N10116" number:language="uk" number:country="UA">
      <number:hours/>
      <number:text>:</number:text>
      <number:minutes number:style="long"/>
      <number:text> </number:text>
      <number:am-pm/>
    </number:time-style>
    <number:time-style style:name="N10117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uk" number:country="UA">
      <number:hours/>
      <number:text>:</number:text>
      <number:minutes number:style="long"/>
    </number:time-style>
    <number:time-style style:name="N10119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10120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2" number:language="uk" number:country="UA"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2P0"/>
    </number:number-style>
    <number:number-style style:name="N10123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3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3P0"/>
    </number:number-style>
    <number:number-style style:name="N10125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5" number:language="uk" number:country="UA"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5P0"/>
    </number:number-style>
    <number:number-style style:name="N10126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6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6P0"/>
    </number:number-style>
    <number:number-style style:name="N10130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30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30P2" style:volatile="true" number:language="uk" number:country="UA">
      <loext:text> </loext:text>
      <loext:fill-character> </loext:fill-character>
      <number:text>-         </number:text>
    </number:number-style>
    <number:text-style style:name="N10130" number:language="uk" number:country="U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34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34P2" style:volatile="true" number:language="uk" number:country="UA">
      <loext:text> </loext:text>
      <loext:fill-character> </loext:fill-character>
      <number:text>- грн. </number:text>
    </number:number-style>
    <number:text-style style:name="N10134" number:language="uk" number:country="U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38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38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0138" number:language="uk" number:country="U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42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42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0142" number:language="uk" number:country="UA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.00.0000</text:date>, <text:time style:data-style-name="N2" text:time-value="18:43:07.240000000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8T12:00:57.344000000</meta:creation-date>
    <dc:date>2024-04-21T18:44:38.185000000</dc:date>
    <meta:editing-duration>PT17M35S</meta:editing-duration>
    <meta:editing-cycles>4</meta:editing-cycles>
    <meta:generator>XLSX_Editor/6.2.8.2$Windows_x86 LibreOffice_project/</meta:generator>
    <meta:document-statistic meta:table-count="1" meta:cell-count="96" meta:object-count="0"/>
  </office:meta>
</office:document-meta>
</file>